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OffsetPayloadTokenFilter.next( final Token reusable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okenOffsetPayloadTokenFilter.TokenOffsetPayloadTokenFilter( Token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